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4pt" fo:language="es" fo:country="ES" officeooo:paragraph-rsid="001cd4fc" style:font-name-asian="Times New Roman" style:font-size-asian="14pt" style:language-asian="es" style:country-asian="ES" style:font-name-complex="Courier New" style:font-size-complex="14pt"/>
    </style:style>
    <style:style style:name="P2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4pt" fo:language="es" fo:country="ES" officeooo:paragraph-rsid="0022a9d5" style:font-name-asian="Times New Roman" style:font-size-asian="14pt" style:language-asian="es" style:country-asian="ES" style:font-name-complex="Courier New" style:font-size-complex="14pt"/>
    </style:style>
    <style:style style:name="P3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4pt" fo:language="es" fo:country="ES" officeooo:paragraph-rsid="00233ddc" style:font-name-asian="Times New Roman" style:font-size-asian="14pt" style:language-asian="es" style:country-asian="ES" style:font-name-complex="Courier New" style:font-size-complex="14pt"/>
    </style:style>
    <style:style style:name="P4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4pt" fo:language="es" fo:country="ES" officeooo:paragraph-rsid="00234c27" style:font-name-asian="Times New Roman" style:font-size-asian="14pt" style:language-asian="es" style:country-asian="ES" style:font-name-complex="Courier New" style:font-size-complex="14pt"/>
    </style:style>
    <style:style style:name="P5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Franklin Gothic Medium" fo:font-size="12pt" fo:language="es" fo:country="ES" officeooo:paragraph-rsid="001cd4fc" style:font-name-asian="Times New Roman" style:font-size-asian="10.5pt" style:language-asian="es" style:country-asian="ES" style:font-name-complex="Courier New" style:font-size-complex="12pt"/>
    </style:style>
    <style:style style:name="P6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officeooo:paragraph-rsid="001cd4fc" style:font-name-asian="Times New Roman" style:font-size-asian="14pt" style:language-asian="es" style:country-asian="ES" style:font-name-complex="Courier New" style:font-size-complex="14pt"/>
    </style:style>
    <style:style style:name="P7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officeooo:paragraph-rsid="0021911e" style:font-name-asian="Times New Roman" style:font-size-asian="14pt" style:language-asian="es" style:country-asian="ES" style:font-name-complex="Courier New" style:font-size-complex="14pt"/>
    </style:style>
    <style:style style:name="P8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officeooo:paragraph-rsid="0022a9d5" style:font-name-asian="Times New Roman" style:font-size-asian="14pt" style:language-asian="es" style:country-asian="ES" style:font-name-complex="Courier New" style:font-size-complex="14pt"/>
    </style:style>
    <style:style style:name="P9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4pt" fo:language="es" fo:country="ES" officeooo:paragraph-rsid="00233ddc" style:font-name-asian="Times New Roman" style:font-size-asian="14pt" style:language-asian="es" style:country-asian="ES" style:font-name-complex="Courier New" style:font-size-complex="14pt"/>
    </style:style>
    <style:style style:name="P10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officeooo:paragraph-rsid="0022a9d5" style:font-name-asian="Times New Roman" style:font-size-asian="10pt" style:language-asian="es" style:country-asian="ES" style:font-name-complex="Courier New" style:font-size-complex="10pt"/>
    </style:style>
    <style:style style:name="P11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officeooo:paragraph-rsid="00233ddc" style:font-name-asian="Times New Roman" style:font-size-asian="10pt" style:language-asian="es" style:country-asian="ES" style:font-name-complex="Courier New" style:font-size-complex="10pt"/>
    </style:style>
    <style:style style:name="P12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0pt" fo:language="es" fo:country="ES" officeooo:paragraph-rsid="00234c27" style:font-name-asian="Times New Roman" style:font-size-asian="10pt" style:language-asian="es" style:country-asian="ES" style:font-name-complex="Courier New" style:font-size-complex="10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6pt" fo:language="es" fo:country="ES" fo:font-weight="normal" officeooo:paragraph-rsid="001cd4fc" style:font-name-asian="Times New Roman" style:font-size-asian="16pt" style:language-asian="es" style:country-asian="ES" style:font-weight-asian="normal" style:font-name-complex="Courier New" style:font-size-complex="16pt" style:font-weight-complex="normal"/>
    </style:style>
    <style:style style:name="P14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2pt" fo:language="es" fo:country="ES" officeooo:paragraph-rsid="001cd4fc" style:font-name-asian="Times New Roman" style:font-size-asian="12pt" style:language-asian="es" style:country-asian="ES" style:font-name-complex="Courier New" style:font-size-complex="12pt"/>
    </style:style>
    <style:style style:name="P15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2pt" fo:language="es" fo:country="ES" officeooo:paragraph-rsid="0021911e" style:font-name-asian="Times New Roman" style:font-size-asian="12pt" style:language-asian="es" style:country-asian="ES" style:font-name-complex="Courier New" style:font-size-complex="12pt"/>
    </style:style>
    <style:style style:name="P16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2pt" fo:language="es" fo:country="ES" officeooo:paragraph-rsid="0022a9d5" style:font-name-asian="Times New Roman" style:font-size-asian="12pt" style:language-asian="es" style:country-asian="ES" style:font-name-complex="Courier New" style:font-size-complex="12pt"/>
    </style:style>
    <style:style style:name="P17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2pt" fo:language="es" fo:country="ES" officeooo:paragraph-rsid="00233ddc" style:font-name-asian="Times New Roman" style:font-size-asian="12pt" style:language-asian="es" style:country-asian="ES" style:font-name-complex="Courier New" style:font-size-complex="12pt"/>
    </style:style>
    <style:style style:name="P18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Franklin Gothic Medium" fo:font-size="12pt" fo:language="es" fo:country="ES" officeooo:paragraph-rsid="001cd4fc" style:font-name-asian="Times New Roman" style:font-size-asian="10.5pt" style:language-asian="es" style:country-asian="ES" style:font-name-complex="Courier New" style:font-size-complex="12pt"/>
    </style:style>
    <style:style style:name="P19" style:family="paragraph" style:parent-style-name="Standard">
      <style:paragraph-properties fo:line-height="100%" fo:text-align="center" style:justify-single-word="false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99999" style:font-name="Franklin Gothic Medium" fo:font-size="10pt" fo:language="es" fo:country="ES" officeooo:paragraph-rsid="001cd4fc" style:font-name-asian="Times New Roman" style:font-size-asian="10pt" style:language-asian="es" style:country-asian="ES" style:font-name-complex="Courier New" style:font-size-complex="10pt"/>
    </style:style>
    <style:style style:name="P20" style:family="paragraph" style:parent-style-name="Standard">
      <style:paragraph-properties fo:line-height="100%">
        <style:tab-stops>
          <style:tab-stop style:position="0.499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officeooo:paragraph-rsid="001cd4fc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style:font-name="Franklin Gothic Medium" fo:language="es" fo:country="ES" style:font-name-asian="Times New Roman" style:language-asian="es" style:country-asian="ES" style:font-name-complex="Courier New"/>
    </style:style>
    <style:style style:name="T3" style:family="text">
      <style:text-properties fo:color="#ff0000" officeooo:rsid="0021911e"/>
    </style:style>
    <style:style style:name="T4" style:family="text">
      <style:text-properties style:font-name="Franklin Gothic Medium" fo:language="es" fo:country="ES" style:font-name-asian="Times New Roman" style:language-asian="es" style:country-asian="ES" style:font-name-complex="Courier New"/>
    </style:style>
    <style:style style:name="T5" style:family="text">
      <style:text-properties style:font-name="Franklin Gothic Medium" fo:language="es" fo:country="ES" officeooo:rsid="0022a9d5" style:font-name-asian="Times New Roman" style:language-asian="es" style:country-asian="ES" style:font-name-complex="Courier New"/>
    </style:style>
    <style:style style:name="T6" style:family="text">
      <style:text-properties style:font-name="Franklin Gothic Medium" fo:language="es" fo:country="ES" officeooo:rsid="00233ddc" style:font-name-asian="Times New Roman" style:language-asian="es" style:country-asian="ES" style:font-name-complex="Courier New"/>
    </style:style>
    <style:style style:name="T7" style:family="text">
      <style:text-properties officeooo:rsid="001cd4fc"/>
    </style:style>
    <style:style style:name="T8" style:family="text">
      <style:text-properties officeooo:rsid="001e5ea6"/>
    </style:style>
    <style:style style:name="T9" style:family="text">
      <style:text-properties officeooo:rsid="001f1939"/>
    </style:style>
    <style:style style:name="T10" style:family="text">
      <style:text-properties officeooo:rsid="0021911e"/>
    </style:style>
    <style:style style:name="T11" style:family="text">
      <style:text-properties fo:color="#999999" officeooo:rsid="0021911e"/>
    </style:style>
    <style:style style:name="T12" style:family="text">
      <style:text-properties fo:color="#999999" style:font-name="Franklin Gothic Medium" fo:language="es" fo:country="ES" officeooo:rsid="0022a9d5" style:font-name-asian="Times New Roman" style:language-asian="es" style:country-asian="ES" style:font-name-complex="Courier New"/>
    </style:style>
    <style:style style:name="T13" style:family="text">
      <style:text-properties fo:color="#999999" officeooo:rsid="0022a9d5"/>
    </style:style>
    <style:style style:name="T14" style:family="text">
      <style:text-properties fo:color="#999999" officeooo:rsid="00233dd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cd4fc" style:font-size-asian="12pt" style:font-size-complex="12pt"/>
    </style:style>
    <style:style style:name="T17" style:family="text">
      <style:text-properties style:use-window-font-color="true"/>
    </style:style>
    <style:style style:name="T18" style:family="text">
      <style:text-properties officeooo:rsid="0022a9d5"/>
    </style:style>
    <style:style style:name="T19" style:family="text">
      <style:text-properties officeooo:rsid="00233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U GLORIA</text:p>
      <text:p text:style-name="P19">Himno <text:span text:style-name="T8">a la Inmaculada Concepción de María</text:span></text:p>
      <text:p text:style-name="P18"/>
      <text:p text:style-name="P6"><text:bookmark-start text:name="__DdeLink__2515_1653144491"/><text:span text:style-name="T7"><text:tab/></text:span><text:bookmark-start text:name="__DdeLink__2501_1653144491"/><text:bookmark-start text:name="__DdeLink__2499_1653144491"/><text:span text:style-name="T16">Sol</text:span><text:span text:style-name="T15"> <text:s text:c="25"/></text:span><text:span text:style-name="T16">Re</text:span><text:span text:style-name="T15">7 <text:s text:c="39"/></text:span><text:span text:style-name="T16">Sol</text:span><text:bookmark-end text:name="__DdeLink__2501_1653144491"/><text:bookmark-end text:name="__DdeLink__2499_1653144491"/></text:p>
      <text:p text:style-name="P1"><text:span text:style-name="T11">A.</text:span><text:span text:style-name="T10"><text:tab/></text:span>TU GLORIA, TU GLORIA, GOZOSO ESTE DÍA. <text:bookmark-end text:name="__DdeLink__2515_1653144491"/></text:p>
      <text:p text:style-name="P14"><text:bookmark-start text:name="__DdeLink__2505_1653144491"/><text:tab/> <text:s text:c="29"/><text:span text:style-name="T8">Re</text:span>7 <text:s text:c="27"/><text:span text:style-name="T8">Sol</text:span><text:bookmark-end text:name="__DdeLink__2505_1653144491"/></text:p>
      <text:p text:style-name="P1"><text:tab/>¡OH DULCE MARÍA! PUBLICA MI VOZ. </text:p>
      <text:p text:style-name="P14"><text:bookmark-start text:name="__DdeLink__2509_1653144491"/><text:tab/> <text:s text:c="8"/><text:span text:style-name="T9">Do</text:span> <text:s text:c="15"/><text:span text:style-name="T9">Sol7</text:span> <text:s text:c="7"/><text:span text:style-name="T9">Re</text:span>7 <text:s text:c="12"/><text:span text:style-name="T9">Sol</text:span><text:bookmark-end text:name="__DdeLink__2509_1653144491"/></text:p>
      <text:p text:style-name="P1"><text:tab/>¡OH DULCE MARÍA! PUBLICA MI VOZ.</text:p>
      <text:p text:style-name="P5"/>
      <text:p text:style-name="P7"><text:span text:style-name="T7"><text:tab/> </text:span><text:bookmark-start text:name="__DdeLink__2534_1653144491"/><text:span text:style-name="T16">Sol</text:span><text:span text:style-name="T15"> <text:s text:c="21"/></text:span><text:span text:style-name="T16">Re</text:span><text:span text:style-name="T15">7 <text:s text:c="16"/></text:span><text:span text:style-name="T16">Sol</text:span><text:bookmark-end text:name="__DdeLink__2534_1653144491"/></text:p>
      <text:p text:style-name="P1"><text:span text:style-name="T11">S.</text:span><text:span text:style-name="T10"><text:tab/></text:span>¡Oh virgen, oh Madre! ¡Oh cándida estrella! </text:p>
      <text:p text:style-name="P15"><text:bookmark-start text:name="__DdeLink__2536_1653144491"/><text:tab/> <text:s text:c="33"/><text:span text:style-name="T8">Re</text:span>7 <text:s text:c="26"/><text:span text:style-name="T8">Sol</text:span><text:bookmark-end text:name="__DdeLink__2536_1653144491"/></text:p>
      <text:p text:style-name="P1"><text:tab/>Cuán pura, cuán bella la aurora te vio.</text:p>
      <text:p text:style-name="P15"><text:bookmark-start text:name="__DdeLink__2538_1653144491"/><text:tab/> <text:s text:c="11"/><text:span text:style-name="T9">Do</text:span> <text:s text:c="16"/><text:span text:style-name="T9">Sol7</text:span> <text:s text:c="11"/><text:span text:style-name="T9">Re</text:span>7 <text:s text:c="7"/><text:span text:style-name="T9">Sol</text:span><text:bookmark-end text:name="__DdeLink__2538_1653144491"/></text:p>
      <text:p text:style-name="P1"><text:tab/>Cuán pura, cuán bella la aurora te vio.</text:p>
      <text:p text:style-name="P5"/>
      <text:p text:style-name="P10"><text:bookmark-start text:name="__DdeLink__2544_1653144491"/><text:span text:style-name="T7"><text:tab/></text:span><text:bookmark-start text:name="__DdeLink__2501_16531444912"/><text:bookmark-start text:name="__DdeLink__2499_16531444912"/><text:span text:style-name="T16">Sol</text:span><text:span text:style-name="T15"> <text:s text:c="24"/></text:span><text:span text:style-name="T16">Re</text:span><text:span text:style-name="T15">7 <text:s text:c="39"/></text:span><text:span text:style-name="T16">Sol</text:span><text:bookmark-end text:name="__DdeLink__2501_16531444912"/><text:bookmark-end text:name="__DdeLink__2499_16531444912"/></text:p>
      <text:p text:style-name="P2"><text:span text:style-name="T11">A.</text:span><text:span text:style-name="T3"><text:tab/></text:span><text:span text:style-name="T17">TU GLORIA, TU GLORIA, GOZOSO ESTE DÍA...</text:span><text:bookmark-end text:name="__DdeLink__2544_1653144491"/></text:p>
      <text:p text:style-name="P5"/>
      <text:p text:style-name="P8"><text:bookmark-start text:name="__DdeLink__2548_1653144491"/><text:span text:style-name="T16"><text:tab/>Sol</text:span><text:span text:style-name="T15"> <text:s text:c="19"/></text:span><text:span text:style-name="T16">Re</text:span><text:span text:style-name="T15">7 <text:s text:c="38"/></text:span><text:span text:style-name="T16">Sol</text:span><text:bookmark-end text:name="__DdeLink__2548_1653144491"/></text:p>
      <text:p text:style-name="P20"><text:span text:style-name="T12">S.</text:span><text:span text:style-name="T5"><text:tab/></text:span><text:span text:style-name="T4">Tu oriente dichoso. ¡Oh hermosa María. </text:span></text:p>
      <text:p text:style-name="P16"><text:bookmark-start text:name="__DdeLink__2550_1653144491"/><text:tab/> <text:s text:c="24"/><text:span text:style-name="T8">Re</text:span>7 <text:s text:c="26"/><text:span text:style-name="T8">Sol</text:span><text:bookmark-end text:name="__DdeLink__2550_1653144491"/></text:p>
      <text:p text:style-name="P1"><text:tab/>De paz y alegría al hombre lleno, </text:p>
      <text:p text:style-name="P16"><text:bookmark-start text:name="__DdeLink__2556_1653144491"/><text:tab/> <text:s text:c="6"/><text:bookmark-start text:name="__DdeLink__2552_1653144491"/><text:span text:style-name="T9">Do</text:span> <text:s text:c="12"/><text:span text:style-name="T9">Sol7</text:span> <text:s text:c="4"/><text:span text:style-name="T9">Re</text:span>7 <text:s text:c="13"/><text:span text:style-name="T9">Sol</text:span><text:bookmark-end text:name="__DdeLink__2556_1653144491"/><text:bookmark-end text:name="__DdeLink__2552_1653144491"/></text:p>
      <text:p text:style-name="P1"><text:tab/>de paz y alegría al hombre lleno.</text:p>
      <text:p text:style-name="P5"/>
      <text:p text:style-name="P10"><text:bookmark-start text:name="__DdeLink__2580_1653144491"/><text:bookmark-start text:name="__DdeLink__2563_1653144491"/><text:span text:style-name="T7"><text:tab/></text:span><text:bookmark-start text:name="__DdeLink__2501_165314449121"/><text:bookmark-start text:name="__DdeLink__2499_165314449121"/><text:span text:style-name="T16">Sol</text:span><text:span text:style-name="T15"> <text:s text:c="24"/></text:span><text:span text:style-name="T16">Re</text:span><text:span text:style-name="T15">7 <text:s text:c="39"/></text:span><text:span text:style-name="T16">Sol</text:span><text:bookmark-end text:name="__DdeLink__2501_165314449121"/><text:bookmark-end text:name="__DdeLink__2499_165314449121"/></text:p>
      <text:p text:style-name="P2"><text:span text:style-name="T11">A.</text:span><text:span text:style-name="T3"><text:tab/></text:span><text:span text:style-name="T17">TU GLORIA, TU GLORIA, GOZOSO ESTE DÍA...</text:span><text:bookmark-end text:name="__DdeLink__2580_1653144491"/><text:bookmark-end text:name="__DdeLink__2563_1653144491"/></text:p>
      <text:p text:style-name="P5"/>
      <text:p text:style-name="P8"><text:bookmark-start text:name="__DdeLink__2567_1653144491"/><text:span text:style-name="T16"><text:tab/>Sol</text:span><text:span text:style-name="T15"> <text:s text:c="20"/></text:span><text:span text:style-name="T16">Re</text:span><text:span text:style-name="T15">7 <text:s text:c="25"/></text:span><text:span text:style-name="T16">Sol</text:span><text:bookmark-end text:name="__DdeLink__2567_1653144491"/></text:p>
      <text:p text:style-name="P1"><text:span text:style-name="T13">S.</text:span><text:span text:style-name="T18"> </text:span>La erguida cabeza pisó valeroso, </text:p>
      <text:p text:style-name="P16"><text:bookmark-start text:name="__DdeLink__2569_1653144491"/><text:tab/> <text:s text:c="20"/><text:span text:style-name="T8">Re</text:span>7 <text:s text:c="29"/><text:span text:style-name="T8">Sol</text:span><text:bookmark-end text:name="__DdeLink__2569_1653144491"/></text:p>
      <text:p text:style-name="P1"><text:tab/>tu pie victorioso del fiero dragón, </text:p>
      <text:p text:style-name="P16"><text:bookmark-start text:name="__DdeLink__2573_1653144491"/><text:tab/> <text:s text:c="5"/><text:bookmark-start text:name="__DdeLink__2552_16531444911"/><text:span text:style-name="T9">Do</text:span> <text:s text:c="9"/><text:span text:style-name="T9">Sol7</text:span> <text:s text:c="10"/><text:span text:style-name="T9">Re</text:span>7 <text:s text:c="10"/><text:span text:style-name="T9">Sol</text:span><text:bookmark-end text:name="__DdeLink__2573_1653144491"/><text:bookmark-end text:name="__DdeLink__2552_16531444911"/></text:p>
      <text:p text:style-name="P1"><text:tab/>tu pie victorioso del fiero dragón.</text:p>
      <text:p text:style-name="P5"/>
      <text:p text:style-name="P11"><text:span text:style-name="T7"><text:tab/></text:span><text:bookmark-start text:name="__DdeLink__2501_1653144491211"/><text:bookmark-start text:name="__DdeLink__2499_1653144491211"/><text:span text:style-name="T16">Sol</text:span><text:span text:style-name="T15"> <text:s text:c="24"/></text:span><text:span text:style-name="T16">Re</text:span><text:span text:style-name="T15">7 <text:s text:c="39"/></text:span><text:span text:style-name="T16">Sol</text:span><text:bookmark-end text:name="__DdeLink__2501_1653144491211"/><text:bookmark-end text:name="__DdeLink__2499_1653144491211"/></text:p>
      <text:p text:style-name="P3"><text:span text:style-name="T11">A.</text:span><text:span text:style-name="T3"><text:tab/></text:span><text:span text:style-name="T17">TU GLORIA, TU GLORIA, GOZOSO ESTE DÍA...</text:span></text:p>
      <text:p text:style-name="P5"/>
      <text:p text:style-name="P9"><text:span text:style-name="T16"><text:tab/>Sol</text:span><text:span text:style-name="T15"> <text:s text:c="19"/></text:span><text:span text:style-name="T16">Re</text:span><text:span text:style-name="T15">7 <text:s text:c="35"/></text:span><text:span text:style-name="T16">Sol</text:span></text:p>
      <text:p text:style-name="P1"><text:span text:style-name="T14">S.</text:span><text:span text:style-name="T19"><text:tab/></text:span>Tú salvas al mundo, Tú aplacas al cielo, </text:p>
      <text:p text:style-name="P17"><text:tab/> <text:s text:c="26"/><text:span text:style-name="T8">Re</text:span>7 <text:s text:c="30"/><text:span text:style-name="T8">Sol</text:span></text:p>
      <text:p text:style-name="P20"><text:span text:style-name="T4"><text:tab/></text:span><text:span text:style-name="T6">t</text:span><text:span text:style-name="T4">ú das a este suelo un Rey Salvador, </text:span></text:p>
      <text:p text:style-name="P17"><text:tab/> <text:s text:c="5"/><text:bookmark-start text:name="__DdeLink__2552_165314449111"/><text:span text:style-name="T9">Do</text:span> <text:s text:c="15"/><text:span text:style-name="T9">Sol7</text:span> <text:s text:c="9"/><text:span text:style-name="T9">Re</text:span>7 <text:s text:c="13"/><text:span text:style-name="T9">Sol</text:span><text:bookmark-end text:name="__DdeLink__2552_165314449111"/></text:p>
      <text:p text:style-name="P20"><text:span text:style-name="T4"><text:tab/></text:span><text:span text:style-name="T6">t</text:span><text:span text:style-name="T4">ú das a este suelo un Rey Salvador.</text:span></text:p>
      <text:p text:style-name="P5"/>
      <text:p text:style-name="P12"><text:span text:style-name="T7"><text:tab/></text:span><text:bookmark-start text:name="__DdeLink__2501_1653144491212"/><text:bookmark-start text:name="__DdeLink__2499_1653144491212"/><text:span text:style-name="T16">Sol</text:span><text:span text:style-name="T15"> <text:s text:c="24"/></text:span><text:span text:style-name="T16">Re</text:span><text:span text:style-name="T15">7 <text:s text:c="39"/></text:span><text:span text:style-name="T16">Sol</text:span><text:bookmark-end text:name="__DdeLink__2501_1653144491212"/><text:bookmark-end text:name="__DdeLink__2499_1653144491212"/></text:p>
      <text:p text:style-name="P4"><text:span text:style-name="T11">A.</text:span><text:span text:style-name="T3"><text:tab/></text:span><text:span text:style-name="T17">TU GLORIA, TU GLORIA, GOZOSO ESTE DÍA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2:21:00.128787418</meta:creation-date>
    <dc:date>2015-05-15T12:49:03.749929029</dc:date>
    <meta:editing-duration>PT27M59S</meta:editing-duration>
    <meta:editing-cycles>10</meta:editing-cycles>
    <meta:generator>LibreOffice/4.3.7.2$Linux_X86_64 LibreOffice_project/430$Build-2</meta:generator>
    <meta:document-statistic meta:table-count="0" meta:image-count="0" meta:object-count="0" meta:page-count="1" meta:paragraph-count="40" meta:word-count="206" meta:character-count="2013" meta:non-whitespace-character-count="821"/>
  </office:meta>
</office:document-meta>
</file>